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3dd6" officeooo:paragraph-rsid="00113dd6"/>
    </style:style>
    <style:style style:name="P2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officeooo:rsid="00113dd6" officeooo:paragraph-rsid="00113dd6"/>
    </style:style>
    <style:style style:name="P3" style:family="paragraph" style:parent-style-name="Preformatted_20_Text">
      <style:text-properties fo:font-size="18pt" officeooo:rsid="00113dd6" officeooo:paragraph-rsid="00113dd6" style:font-size-asian="18pt" style:font-size-complex="18pt"/>
    </style:style>
    <style:style style:name="P4" style:family="paragraph" style:parent-style-name="Preformatted_20_Text">
      <style:paragraph-properties>
        <style:tab-stops>
          <style:tab-stop style:position="18.81cm"/>
        </style:tab-stops>
      </style:paragraph-properties>
      <style:text-properties fo:font-size="18pt" officeooo:rsid="00113dd6" officeooo:paragraph-rsid="00113dd6" style:font-size-asian="18pt" style:font-size-complex="18pt"/>
    </style:style>
    <style:style style:name="P5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fo:font-size="18pt" officeooo:rsid="00113dd6" officeooo:paragraph-rsid="00113dd6" style:font-size-asian="18pt" style:font-size-complex="18pt"/>
    </style:style>
    <style:style style:name="P6" style:family="paragraph" style:parent-style-name="Preformatted_20_Text">
      <style:paragraph-properties fo:padding="0.074cm" fo:border-left="none" fo:border-right="none" fo:border-top="none" fo:border-bottom="0.06pt solid #000000" style:join-border="false">
        <style:tab-stops>
          <style:tab-stop style:position="18.81cm"/>
        </style:tab-stops>
      </style:paragraph-properties>
      <style:text-properties fo:font-size="18pt" officeooo:rsid="00113dd6" officeooo:paragraph-rsid="00113dd6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lés 2 ESO</text:p>
      <text:p text:style-name="P1">Irregular verbs #2</text:p>
      <text:p text:style-name="P1">https://llagosti.wordpress.com/</text:p>
      <text:p text:style-name="P1"/>
      <text:p text:style-name="P1"/>
      <text:p text:style-name="P5">Infinitive<text:tab/>Past simple<text:tab/>Part participle<text:tab/><text:tab/><text:tab/>Translation</text:p>
      <text:p text:style-name="P3"/>
      <text:p text:style-name="P6">drive<text:tab/>conduir</text:p>
      <text:p text:style-name="P4"/>
      <text:p text:style-name="P6">eat<text:tab/>menjar</text:p>
      <text:p text:style-name="P4"/>
      <text:p text:style-name="P6">fall<text:tab/>caure's</text:p>
      <text:p text:style-name="P4"/>
      <text:p text:style-name="P6">feed<text:tab/>alimentar-se</text:p>
      <text:p text:style-name="P4"/>
      <text:p text:style-name="P6">feel<text:tab/>sentir-se</text:p>
      <text:p text:style-name="P4"/>
      <text:p text:style-name="P6">fight<text:tab/>lluïtar</text:p>
      <text:p text:style-name="P4"/>
      <text:p text:style-name="P6">find<text:tab/>buscar</text:p>
      <text:p text:style-name="P4"/>
      <text:p text:style-name="P6">fly<text:tab/>volar</text:p>
      <text:p text:style-name="P4"/>
      <text:p text:style-name="P6">forget<text:tab/>olvidar</text:p>
      <text:p text:style-name="P4"><text:soft-page-break/></text:p>
      <text:p text:style-name="P6">get<text:tab/>aconseguir</text:p>
      <text:p text:style-name="P4"/>
      <text:p text:style-name="P6">give<text:tab/>donar</text:p>
      <text:p text:style-name="P4"/>
      <text:p text:style-name="P6">go<text:tab/>anar</text:p>
      <text:p text:style-name="P4"/>
      <text:p text:style-name="P6">grow<text:tab/>créixer</text:p>
      <text:p text:style-name="P4"/>
      <text:p text:style-name="P6">have<text:tab/>haver, tenir</text:p>
      <text:p text:style-name="P4"/>
      <text:p text:style-name="P6">hear<text:tab/>sentir</text:p>
      <text:p text:style-name="P4"/>
      <text:p text:style-name="P6">hide<text:tab/>amagar</text:p>
      <text:p text:style-name="P4"/>
      <text:p text:style-name="P6">hit<text:tab/>colpejar</text:p>
      <text:p text:style-name="P4"/>
      <text:p text:style-name="P6">hold<text:tab/>subjectar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19:37:58.577840590</dc:date>
    <meta:editing-duration>PT5M49S</meta:editing-duration>
    <meta:editing-cycles>1</meta:editing-cycles>
    <meta:document-statistic meta:table-count="0" meta:image-count="0" meta:object-count="0" meta:page-count="2" meta:paragraph-count="22" meta:word-count="50" meta:character-count="334" meta:non-whitespace-character-count="304"/>
    <meta:generator>LibreOffice/5.1.4.2$Linux_X86_64 LibreOffice_project/10m0$Build-2</meta:generator>
  </office:meta>
</office:document-meta>
</file>